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2c663" officeooo:paragraph-rsid="0002c663"/>
    </style:style>
    <style:style style:name="P2" style:family="paragraph" style:parent-style-name="Standard">
      <style:paragraph-properties fo:line-height="150%" fo:break-before="page"/>
      <style:text-properties officeooo:rsid="0002c663" officeooo:paragraph-rsid="0002c663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2f8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ologic <text:span text:style-name="T3">C</text:span>omputing HW 2</text:p>
      <text:p text:style-name="P1">Steven Rizo </text:p>
      <text:p text:style-name="P1"/>
      <text:p text:style-name="P1">Problem 1: Find the volume of a rectangular prism of given width, depth, and height in cubic meters and cubic kilometers with the dimensions 3002m x 2456m x 1901m.</text:p>
      <text:p text:style-name="P1"/>
      <text:p text:style-name="P2">Problem 2: Using the volume determination from Problem 1 as the volume of tephra with density 1000kg/m<text:span text:style-name="T1">3</text:span><text:span text:style-name="T2">, find the volume of magma with density 2650kg/m</text:span><text:span text:style-name="T1">3</text:span><text:span text:style-name="T2"> that erupted to form this tephra.</text:span></text:p>
      <text:p text:style-name="P1"><text:span text:style-name="T2"/></text:p>
      <text:p text:style-name="P2"><text:span text:style-name="T2">Problem 3: Given ten prisms with width = depth = 90m and a set array of heights, find the cumulative volume of the prisms, and the mass associated with this volume if it were composed of granite with a density of 2670kg/m</text:span><text:span text:style-name="T1">3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1:18:52.379000000</meta:creation-date>
    <dc:date>2017-01-25T11:27:07.979000000</dc:date>
    <meta:editing-duration>PT8M19S</meta:editing-duration>
    <meta:editing-cycles>2</meta:editing-cycles>
    <meta:generator>LibreOffice/5.2.4.2$Windows_x86 LibreOffice_project/3d5603e1122f0f102b62521720ab13a38a4e0eb0</meta:generator>
    <meta:document-statistic meta:table-count="0" meta:image-count="0" meta:object-count="0" meta:page-count="3" meta:paragraph-count="5" meta:word-count="108" meta:character-count="607" meta:non-whitespace-character-count="503"/>
  </office:meta>
</office:document-meta>
</file>